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 style:may-break-between-rows="false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69459056" text:id="ct169459056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169458592" text:id="ct169458592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69459568" text:id="ct16945956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9482360" text:id="ct169482360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69479704" text:id="ct169479704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9831528" text:id="ct169831528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69831264" text:id="ct169831264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69887192" text:id="ct16988719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9876472" text:id="ct169876472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69889800" text:id="ct16988980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9889688" text:id="ct16988968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9872120" text:id="ct16987212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69885168" text:id="ct16988516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9869856" text:id="ct16986985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9465312" text:id="ct16946531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9870640" text:id="ct16987064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9466008" text:id="ct16946600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9465544" text:id="ct169465544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169875344" text:id="ct169875344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169871976" text:id="ct169871976">
          <text:insertion>
            <office:change-info>
              <dc:creator>Gauthier Bastien</dc:creator>
              <dc:date>2015-01-29T11:06:00</dc:date>
            </office:change-info>
          </text:insertion>
        </text:changed-region>
        <text:changed-region xml:id="ct169874576" text:id="ct169874576">
          <text:insertion>
            <office:change-info>
              <dc:creator>Gauthier Bastien</dc:creator>
              <dc:date>2015-01-29T1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69459056"/>self.displayValue(self.listProposingGroups(),self.getProposingGroup())<text:change-end text:change-id="ct169459056"/></text:p>
          <text:p text:style-name="P3"><text:line-break/>Correspondant :<text:line-break/><text:change-start text:change-id="ct169458592"/>self.portal_membership.getMemberInfo(self.Creator())['fullname']<text:change-end text:change-id="ct169458592"/></text:p>
          <text:p text:style-name="P3"><text:line-break/>Références : <text:change-start text:change-id="ct169459568"/>self.getItemReference()<text:change-end text:change-id="ct169459568"/></text:p>
        </draw:text-box>
      </draw:frame>
      <text:p text:style-name="Standard2">Du registre aux délibérations du <text:change-start text:change-id="ct169482360"/>self.portal_plonemeeting.getMeetingConfig(self).Title()<text:change-end text:change-id="ct169482360"/> a été extrait ce qui suit :<text:line-break/></text:p>
      <text:p text:style-name="P4">Séance du <text:change-start text:change-id="ct169479704"/>self.getMeeting().Title()<text:change-end text:change-id="ct169479704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69831528"/><text:span text:style-name="T1">self.getItemNumber(relativeTo='meeting')</text:span><text:change-end text:change-id="ct169831528"/><text:span text:style-name="T1"> : </text:span><text:change-start text:change-id="ct169831264"/><text:span text:style-name="T1">self.</text:span>Title()<text:change-end text:change-id="ct169831264"/></text:p>
      <text:p text:style-name="Standard2"/>
      <text:p text:style-name="Standard"><office:annotation><dc:date>2009-09-29T00:00:00</dc:date><text:p>do text</text:p><text:p>from xhtml(self.getDeliberation(keepWithNext=True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69887192"/>self.getItemSignatures().split('\n')[0]<text:change-end text:change-id="ct169887192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9876472"/>self.getItemSignatories(theObjects=True)[1].getGender()=='m' and 'Le' or 'La'<text:change-end text:change-id="ct169876472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69889800"/>self.getItemSignatories(theObjects=True)[1].getDuty()<text:change-end text:change-id="ct169889800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69889688"/>self.getItemSignatures().split('\n')[2]<text:change-end text:change-id="ct169889688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9872120"/>self.getItemSignatories(theObjects=True)[0].getGender()=='m' and 'Le' or 'La'<text:change-end text:change-id="ct169872120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69885168"/>self.getItemSignatories(theObjects=True)[0].getDuty()<text:change-end text:change-id="ct169885168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69869856"/>self.getItemSignatures().split('\n')[1]<text:change-end text:change-id="ct169869856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9465312"/>self.getItemSignatories(theObjects=True)[1].Title()<text:change-end text:change-id="ct169465312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69870640"/>self.getItemSignatures().split('\n')[3]<text:change-end text:change-id="ct169870640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9466008"/>self.getItemSignatories(theObjects=True)[0].Title()<text:change-end text:change-id="ct169466008"/></text:p>
          </table:table-cell>
        </table:table-row>
        <table:table-row>
          <table:table-cell table:style-name="Tableau2.A1" table:number-columns-spanned="2" office:value-type="string">
            <text:p text:style-name="P9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169465544"/>self.adapted().getCertifiedSignatures()[0]<text:change-end text:change-id="ct169465544"/></text:p>
          </table:table-cell>
          <table:table-cell table:style-name="Tableau2.A1" office:value-type="string">
            <text:p text:style-name="P6"><text:change-start text:change-id="ct169875344"/>self.adapted().getCertifiedSignatures()[2]<text:change-end text:change-id="ct169875344"/></text:p>
          </table:table-cell>
        </table:table-row>
        <table:table-row>
          <table:table-cell table:style-name="Tableau2.A1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  <table:table-row>
          <table:table-cell table:style-name="Tableau2.A1" office:value-type="string">
            <text:p text:style-name="P5"><text:change-start text:change-id="ct169871976"/>self.adapted().getCertifiedSignatures()[1]<text:change-end text:change-id="ct169871976"/></text:p>
          </table:table-cell>
          <table:table-cell table:style-name="Tableau2.A1" office:value-type="string">
            <text:p text:style-name="P6"><text:change-start text:change-id="ct169874576"/>self.adapted().getCertifiedSignatures()[3]<text:change-end text:change-id="ct169874576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5-01-19T08:51:35</meta:creation-date>
    <dc:language>fr-FR</dc:language>
    <meta:editing-cycles>7</meta:editing-cycles>
    <meta:editing-duration>PT42S</meta:editing-duration>
    <meta:initial-creator>Gauthier Bastien</meta:initial-creator>
    <dc:date>2015-01-29T11:47:21</dc:date>
    <dc:creator>Gauthier Bastien</dc:creator>
    <meta:document-statistic meta:table-count="1" meta:image-count="0" meta:object-count="0" meta:page-count="1" meta:paragraph-count="25" meta:word-count="92" meta:character-count="1290" meta:non-whitespace-character-count="1228"/>
    <meta:user-defined meta:name="Info 1"/>
    <meta:user-defined meta:name="Info 2"/>
    <meta:user-defined meta:name="Info 3"/>
    <meta:user-defined meta:name="Info 4"/>
  </office:meta>
</office:document-meta>
</file>